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4.243cm" table:align="left"/>
    </style:style>
    <style:style style:name="Table1.A" style:family="table-column">
      <style:table-column-properties style:column-width="2.332cm"/>
    </style:style>
    <style:style style:name="Table1.B" style:family="table-column">
      <style:table-column-properties style:column-width="3.463cm"/>
    </style:style>
    <style:style style:name="Table1.C" style:family="table-column">
      <style:table-column-properties style:column-width="8.449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P1" style:family="paragraph" style:parent-style-name="Heading_20_2">
      <style:text-properties fo:font-variant="normal" fo:text-transform="none" fo:color="#24292e" loext:opacity="100%" style:font-name="apple-system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loext:opacity="100%" style:font-name="apple-system" fo:letter-spacing="normal" fo:font-style="normal" fo:font-weight="normal"/>
    </style:style>
    <style:style style:name="P4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loext:opacity="100%" style:font-name="SFMono-Regular" fo:font-size="9.75pt" fo:letter-spacing="normal" fo:font-style="normal" fo:font-weight="normal"/>
    </style:style>
    <style:style style:name="P5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  <style:text-properties fo:font-variant="normal" fo:text-transform="none" fo:color="#24292e" loext:opacity="100%" style:font-name="SFMono-Regular" fo:font-size="9.75pt" fo:letter-spacing="normal" fo:font-style="normal" fo:font-weight="normal"/>
    </style:style>
    <style:style style:name="P6" style:family="paragraph" style:parent-style-name="Table_20_Heading">
      <style:text-properties fo:font-weight="bold"/>
    </style:style>
    <style:style style:name="P7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.423cm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top="0cm" fo:margin-bottom="0.423cm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top="0cm" fo:margin-bottom="0.423cm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top="0cm" fo:margin-bottom="0.423cm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12" style:family="paragraph" style:parent-style-name="Text_20_body" style:list-style-name="L6">
      <style:paragraph-properties fo:margin-top="0cm" fo:margin-bottom="0.423cm" style:contextual-spacing="false" fo:orphans="2" fo:widows="2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13" style:family="paragraph" style:parent-style-name="Text_20_body" style:list-style-name="L7">
      <style:paragraph-properties fo:margin-top="0cm" fo:margin-bottom="0.423cm" style:contextual-spacing="false" fo:orphans="2" fo:widows="2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4292e" loext:opacity="100%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loext:opacity="100%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4" style:family="text">
      <style:text-properties fo:color="#d73a49" loext:opacity="100%"/>
    </style:style>
    <style:style style:name="T5" style:family="text">
      <style:text-properties fo:color="#005cc5" loext:opacity="100%"/>
    </style:style>
    <style:style style:name="T6" style:family="text">
      <style:text-properties fo:color="#6f42c1" loext:opacity="100%"/>
    </style:style>
    <style:style style:name="T7" style:family="text">
      <style:text-properties fo:color="#032f62" loext:opacity="100%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Usag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Short Form</text:p>
            </table:table-cell>
            <table:table-cell table:style-name="Table1.A1" office:value-type="string">
              <text:p text:style-name="P6">Long Form</text:p>
            </table:table-cell>
            <table:table-cell table:style-name="Table1.A1" office:value-type="string">
              <text:p text:style-name="P6">Descrip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Table_20_Contents">-d</text:p>
          </table:table-cell>
          <table:table-cell table:style-name="Table1.A1" office:value-type="string">
            <text:p text:style-name="Table_20_Contents">--domain</text:p>
          </table:table-cell>
          <table:table-cell table:style-name="Table1.A1" office:value-type="string">
            <text:p text:style-name="Table_20_Contents">Domain name to enumerate subdomains of</text:p>
          </table:table-cell>
        </table:table-row>
        <table:table-row table:style-name="Table1.3">
          <table:table-cell table:style-name="Table1.A1" office:value-type="string">
            <text:p text:style-name="Table_20_Contents">-b</text:p>
          </table:table-cell>
          <table:table-cell table:style-name="Table1.A1" office:value-type="string">
            <text:p text:style-name="Table_20_Contents">--bruteforce</text:p>
          </table:table-cell>
          <table:table-cell table:style-name="Table1.A1" office:value-type="string">
            <text:p text:style-name="Table_20_Contents">Enable the subbrute bruteforce module</text:p>
          </table:table-cell>
        </table:table-row>
        <table:table-row table:style-name="Table1.1">
          <table:table-cell table:style-name="Table1.A1" office:value-type="string">
            <text:p text:style-name="Table_20_Contents">-p</text:p>
          </table:table-cell>
          <table:table-cell table:style-name="Table1.A1" office:value-type="string">
            <text:p text:style-name="Table_20_Contents">--ports</text:p>
          </table:table-cell>
          <table:table-cell table:style-name="Table1.A1" office:value-type="string">
            <text:p text:style-name="Table_20_Contents">Scan the found subdomains against specific tcp ports</text:p>
          </table:table-cell>
        </table:table-row>
        <table:table-row table:style-name="Table1.3">
          <table:table-cell table:style-name="Table1.A1" office:value-type="string">
            <text:p text:style-name="Table_20_Contents">-v</text:p>
          </table:table-cell>
          <table:table-cell table:style-name="Table1.A1" office:value-type="string">
            <text:p text:style-name="Table_20_Contents">--verbose</text:p>
          </table:table-cell>
          <table:table-cell table:style-name="Table1.A1" office:value-type="string">
            <text:p text:style-name="Table_20_Contents">Enable the verbose mode and display results in realtime</text:p>
          </table:table-cell>
        </table:table-row>
        <table:table-row table:style-name="Table1.1">
          <table:table-cell table:style-name="Table1.A1" office:value-type="string">
            <text:p text:style-name="Table_20_Contents">-t</text:p>
          </table:table-cell>
          <table:table-cell table:style-name="Table1.A1" office:value-type="string">
            <text:p text:style-name="Table_20_Contents">--threads</text:p>
          </table:table-cell>
          <table:table-cell table:style-name="Table1.A1" office:value-type="string">
            <text:p text:style-name="Table_20_Contents">Number of threads to use for subbrute bruteforce</text:p>
          </table:table-cell>
        </table:table-row>
        <table:table-row table:style-name="Table1.3">
          <table:table-cell table:style-name="Table1.A1" office:value-type="string">
            <text:p text:style-name="Table_20_Contents">-e</text:p>
          </table:table-cell>
          <table:table-cell table:style-name="Table1.A1" office:value-type="string">
            <text:p text:style-name="Table_20_Contents">--engines</text:p>
          </table:table-cell>
          <table:table-cell table:style-name="Table1.A1" office:value-type="string">
            <text:p text:style-name="Table_20_Contents">Specify a comma-separated list of search engines</text:p>
          </table:table-cell>
        </table:table-row>
        <table:table-row table:style-name="Table1.1">
          <table:table-cell table:style-name="Table1.A1" office:value-type="string">
            <text:p text:style-name="Table_20_Contents">-o</text:p>
          </table:table-cell>
          <table:table-cell table:style-name="Table1.A1" office:value-type="string">
            <text:p text:style-name="Table_20_Contents">--output</text:p>
          </table:table-cell>
          <table:table-cell table:style-name="Table1.A1" office:value-type="string">
            <text:p text:style-name="Table_20_Contents">Save the results to text file</text:p>
          </table:table-cell>
        </table:table-row>
        <table:table-row table:style-name="Table1.3">
          <table:table-cell table:style-name="Table1.A1" office:value-type="string">
            <text:p text:style-name="Table_20_Contents">-h</text:p>
          </table:table-cell>
          <table:table-cell table:style-name="Table1.A1" office:value-type="string">
            <text:p text:style-name="Table_20_Contents">--help</text:p>
          </table:table-cell>
          <table:table-cell table:style-name="Table1.A1" office:value-type="string">
            <text:p text:style-name="Table_20_Contents">show the help message and exit</text:p>
          </table:table-cell>
        </table:table-row>
      </table:table>
      <text:h text:style-name="P3" text:outline-level="3"><text:bookmark text:name="user-content-examples"/>Examples</text:h>
      <text:list xml:id="list339211076" text:style-name="L1">
        <text:list-item>
          <text:p text:style-name="P7">To list all the basic options and switches use -h switch:</text:p>
        </text:list-item>
      </text:list>
      <text:p text:style-name="P17"><text:span text:style-name="Source_20_Text"><text:span text:style-name="T1">python sublist3r.py -h</text:span></text:span></text:p>
      <text:list xml:id="list638582495" text:style-name="L2">
        <text:list-item>
          <text:p text:style-name="P8">To enumerate subdomains of specific domain:</text:p>
        </text:list-item>
      </text:list>
      <text:p text:style-name="P17"><text:span text:style-name="Source_20_Text"><text:span text:style-name="T1">python sublist3r.py -d example.com</text:span></text:span></text:p>
      <text:list xml:id="list2046127221" text:style-name="L3">
        <text:list-item>
          <text:p text:style-name="P9">To enumerate subdomains of specific domain and show only subdomains which have open ports 80 and 443 :</text:p>
        </text:list-item>
      </text:list>
      <text:p text:style-name="P17"><text:span text:style-name="Source_20_Text"><text:span text:style-name="T1">python sublist3r.py -d example.com -p 80,443</text:span></text:span></text:p>
      <text:list xml:id="list3792579962" text:style-name="L4">
        <text:list-item>
          <text:p text:style-name="P10">To enumerate subdomains of specific domain and show the results in realtime:</text:p>
        </text:list-item>
      </text:list>
      <text:p text:style-name="P17"><text:span text:style-name="Source_20_Text"><text:span text:style-name="T1">python sublist3r.py -v -d example.com</text:span></text:span></text:p>
      <text:list xml:id="list784091745" text:style-name="L5">
        <text:list-item>
          <text:p text:style-name="P11">To enumerate subdomains and enable the bruteforce module:</text:p>
        </text:list-item>
      </text:list>
      <text:p text:style-name="P17"><text:span text:style-name="Source_20_Text"><text:span text:style-name="T1">python sublist3r.py -b -d example.com</text:span></text:span></text:p>
      <text:list xml:id="list826656995" text:style-name="L6">
        <text:list-item>
          <text:p text:style-name="P12">To enumerate subdomains and use specific engines such Google, Yahoo and Virustotal engines</text:p>
        </text:list-item>
      </text:list>
      <text:p text:style-name="P17"><text:span text:style-name="Source_20_Text"><text:span text:style-name="T1">python sublist3r.py -e google,yahoo,virustotal -d example.com</text:span></text:span></text:p>
      <text:h text:style-name="P2" text:outline-level="2"><text:bookmark text:name="user-content-using-sublist3r-as-a-module-in-your-python-scripts"/><text:soft-page-break/>Using Sublist3r as a module in your python scripts</text:h>
      <text:p text:style-name="P15"><text:span text:style-name="Strong_20_Emphasis"><text:span text:style-name="T2">Example</text:span></text:span></text:p>
      <text:p text:style-name="P4"><text:span text:style-name="T4">import</text:span> sublist3r </text:p>
      <text:p text:style-name="P5">subdomains <text:span text:style-name="T5">=</text:span> sublist3r.<text:span text:style-name="T6">main</text:span>(domain, no_threads, savefile, ports, silent, verbose, enable_bruteforce, engines)</text:p>
      <text:p text:style-name="P16">The main function will return a set of unique subdomains found by Sublist3r</text:p>
      <text:p text:style-name="P15"><text:span text:style-name="Strong_20_Emphasis"><text:span text:style-name="T2">Function Usage:</text:span></text:span></text:p>
      <text:list xml:id="list2770085307" text:style-name="L7">
        <text:list-item>
          <text:p text:style-name="P13"><text:span text:style-name="Strong_20_Emphasis"><text:span text:style-name="T2">domain</text:span></text:span><text:span text:style-name="T3">: The domain you want to enumerate subdomains of.</text:span></text:p>
        </text:list-item>
        <text:list-item>
          <text:p text:style-name="P13"><text:span text:style-name="Strong_20_Emphasis"><text:span text:style-name="T2">savefile</text:span></text:span><text:span text:style-name="T3">: save the output into text file.</text:span></text:p>
        </text:list-item>
        <text:list-item>
          <text:p text:style-name="P13"><text:span text:style-name="Strong_20_Emphasis"><text:span text:style-name="T2">ports</text:span></text:span><text:span text:style-name="T3">: specify a comma-sperated list of the tcp ports to scan.</text:span></text:p>
        </text:list-item>
        <text:list-item>
          <text:p text:style-name="P13"><text:span text:style-name="Strong_20_Emphasis"><text:span text:style-name="T2">silent</text:span></text:span><text:span text:style-name="T3">: set sublist3r to work in silent mode during the execution (helpful when you don't need a lot of noise).</text:span></text:p>
        </text:list-item>
        <text:list-item>
          <text:p text:style-name="P13"><text:span text:style-name="Strong_20_Emphasis"><text:span text:style-name="T2">verbose</text:span></text:span><text:span text:style-name="T3">: display the found subdomains in real time.</text:span></text:p>
        </text:list-item>
        <text:list-item>
          <text:p text:style-name="P13"><text:span text:style-name="Strong_20_Emphasis"><text:span text:style-name="T2">enable_bruteforce</text:span></text:span><text:span text:style-name="T3">: enable the bruteforce module.</text:span></text:p>
        </text:list-item>
        <text:list-item>
          <text:p text:style-name="P13"><text:span text:style-name="Strong_20_Emphasis"><text:span text:style-name="T2">engines</text:span></text:span><text:span text:style-name="T3">: (Optional) to choose specific engines.</text:span></text:p>
        </text:list-item>
      </text:list>
      <text:p text:style-name="P16">Example to enumerate subdomains of Yahoo.com:</text:p>
      <text:p text:style-name="P4"><text:span text:style-name="T4">import</text:span> sublist3r </text:p>
      <text:p text:style-name="P5">subdomains <text:span text:style-name="T5">=</text:span> sublist3r.<text:span text:style-name="T6">main</text:span>(<text:span text:style-name="T7">'yahoo.com'</text:span>, <text:span text:style-name="T5">40</text:span>, <text:span text:style-name="T7">'yahoo_subdomains.txt'</text:span>, ports<text:span text:style-name="T5">=</text:span> <text:span text:style-name="T5">None</text:span>, silent<text:span text:style-name="T5">=False</text:span>, verbose<text:span text:style-name="T5">=</text:span> <text:span text:style-name="T5">False</text:span>, enable_bruteforce<text:span text:style-name="T5">=</text:span> <text:span text:style-name="T5">False</text:span>, engines<text:span text:style-name="T5">=None</text:span>)</text:p>
      <text:p text:style-name="P14"><text:bookmark text:name="user-content-license"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Bitstream Vera Sans" style:font-family-complex="'Bitstream Ver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Bitstream Vera Sans" style:font-family-complex="'Bitstream Ver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1T06:57:05.021861014</meta:creation-date>
    <dc:date>2020-10-01T07:00:10.269332739</dc:date>
    <meta:editing-duration>PT3M6S</meta:editing-duration>
    <meta:editing-cycles>2</meta:editing-cycles>
    <meta:generator>LibreOffice/7.0.1.2$Linux_X86_64 LibreOffice_project/00$Build-2</meta:generator>
    <meta:document-statistic meta:table-count="1" meta:image-count="0" meta:object-count="0" meta:page-count="2" meta:paragraph-count="58" meta:word-count="320" meta:character-count="2039" meta:non-whitespace-character-count="1794"/>
  </office:meta>
</office:document-meta>
</file>